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1000002A1583A5E8B120CC3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8701in" svg:height="7.8701in" draw:z-index="0"><draw:image xlink:href="Pictures/10000000000002A1000002A1583A5E8B120CC3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00:25:19.522084367</meta:creation-date>
    <dc:date>2021-05-30T00:25:55.866457610</dc:date>
    <meta:editing-duration>PT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